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15.801cm" fo:margin-left="0cm" table:align="left"/>
    </style:style>
    <style:style style:name="Table2.A" style:family="table-column">
      <style:table-column-properties style:column-width="8.677cm"/>
    </style:style>
    <style:style style:name="Table2.B" style:family="table-column">
      <style:table-column-properties style:column-width="7.124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style:font-size-complex="14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size-complex="14pt"/>
    </style:style>
    <style:style style:name="T5" style:family="text">
      <style:text-properties fo:language="en" fo:country="US" fo:font-style="italic" style:font-style-asian="italic" style:font-size-complex="14pt" style:font-style-complex="italic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style:font-weight-asian="bold" style:font-size-complex="14pt"/>
    </style:style>
    <style:style style:name="T8" style:family="text">
      <style:text-properties fo:language="en" fo:country="US" fo:font-weight="bold" style:font-weight-asian="bold" style:font-size-complex="14pt" style:font-weight-complex="bold"/>
    </style:style>
    <style:style style:name="T9" style:family="text">
      <style:text-properties fo:language="en" fo:country="US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93cm" draw:z-index="0"><draw:image xlink:href="../../odt_eng/images/0106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Stop block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scalar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1cm" svg:height="1.3cm" draw:z-index="0"><draw:image xlink:href="../../odt_eng/images/0106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performs the procedure for stopping the calculation or temporarily interrupting the calculation in case the input signal value enters a preset range:</text:p>
            <text:p text:style-name="P6"><draw:frame draw:style-name="fr3" draw:name="Объект4" text:anchor-type="as-char" svg:width="9.566cm" svg:height="1.312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Объект1" text:anchor-type="as-char" svg:width="1.055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2">is for input </text:span></text:span><text:span text:style-name="Основной_20_шрифт_20_абзаца"><text:span text:style-name="T3">scalar </text:span></text:span><text:span text:style-name="Основной_20_шрифт_20_абзаца"><text:span text:style-name="T2">signal;</text:span></text:span><text:span text:style-name="Основной_20_шрифт_20_абзаца"><text:span text:style-name="T2"><draw:frame draw:style-name="fr3" draw:name="Объект2" text:anchor-type="as-char" svg:width="3.358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2">are for stop-interval margins.</text:span></text:span></text:p>
            <text:p text:style-name="Text_20_body"><text:span text:style-name="Основной_20_шрифт_20_абзаца"><text:span text:style-name="T6">Properties</text:span></text:span><text:span text:style-name="Основной_20_шрифт_20_абзаца"><text:span text:style-name="T2">:</text:span></text:span></text:p>
            <text:list xml:id="list3232185904339249836" text:style-name="L1">
              <text:list-item>
                <text:p text:style-name="P8"><text:span text:style-name="Основной_20_шрифт_20_абзаца"><text:span text:style-name="T2">Left margin of stop-interval - number</text:span></text:span><text:span text:style-name="Основной_20_шрифт_20_абзаца"><text:span text:style-name="T2"><draw:frame draw:style-name="fr3" draw:name="Object2" text:anchor-type="as-char" svg:width="0.931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8"><text:span text:style-name="Основной_20_шрифт_20_абзаца"><text:span text:style-name="T2">Right margin of stop-interval – number</text:span></text:span><text:span text:style-name="Основной_20_шрифт_20_абзаца"><text:span text:style-name="T2"><draw:frame draw:style-name="fr3" draw:name="Object3" text:anchor-type="as-char" svg:width="0.988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8"><text:span text:style-name="Основной_20_шрифт_20_абзаца"><text:span text:style-name="T2">Message on stopping the calculation – text “Msg” displayed for the </text:span></text:span><text:span text:style-name="Основной_20_шрифт_20_абзаца"><text:span text:style-name="T2">User </text:span></text:span><text:span text:style-name="Основной_20_шрифт_20_абзаца"><text:span text:style-name="T2">in case the signal enters into the stop-interval and, </text:span></text:span><text:span text:style-name="Основной_20_шрифт_20_абзаца"><text:span text:style-name="T2">th</text:span></text:span><text:span text:style-name="Основной_20_шрифт_20_абзаца"><text:span text:style-name="T2">us, </text:span></text:span><text:span text:style-name="Основной_20_шрифт_20_абзаца"><text:span text:style-name="T2">on stopping </text:span></text:span><text:span text:style-name="Основной_20_шрифт_20_абзаца"><text:span text:style-name="T2">the calculation</text:span></text:span><text:span text:style-name="Основной_20_шрифт_20_абзаца"><text:span text:style-name="T2">.</text:span></text:span></text:p>
              </text:list-item>
            </text:list>
            <text:p text:style-name="Text_20_body"><text:span text:style-name="Основной_20_шрифт_20_абзаца"><text:span text:style-name="T9">Examples of filling in the dialog window for unit properties</text:span></text:span><text:span text:style-name="Основной_20_шрифт_20_абзаца"><text:span text:style-name="T2">: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7">Numerical</text:span></text:span><text:span text:style-name="Основной_20_шрифт_20_абзаца"><text:span text:style-name="T9"> 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Left margin of stop-interval</text:p>
                </table:table-cell>
                <table:table-cell table:style-name="Table2.B3" office:value-type="string">
                  <text:p text:style-name="P4">[124]</text:p>
                </table:table-cell>
              </table:table-row>
              <table:table-row>
                <table:table-cell table:style-name="Table2.A3" office:value-type="string">
                  <text:p text:style-name="P4">Right margin of stop-interval</text:p>
                </table:table-cell>
                <table:table-cell table:style-name="Table2.B3" office:value-type="string">
                  <text:p text:style-name="P4">[2000]</text:p>
                </table:table-cell>
              </table:table-row>
              <table:table-row>
                <table:table-cell table:style-name="Table2.A3" office:value-type="string">
                  <text:p text:style-name="P4">Message on stopping the calculation</text:p>
                </table:table-cell>
                <table:table-cell table:style-name="Table2.B3" office:value-type="string">
                  <text:p text:style-name="P4">Power exceeded 124%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7">Named</text:span></text:span><text:span text:style-name="Основной_20_шрифт_20_абзаца"><text:span text:style-name="T9"> 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Left margin of stop-interval</text:p>
                </table:table-cell>
                <table:table-cell table:style-name="Table2.B3" office:value-type="string">
                  <text:p text:style-name="P4">[a1]</text:p>
                </table:table-cell>
              </table:table-row>
              <table:table-row>
                <table:table-cell table:style-name="Table2.A3" office:value-type="string">
                  <text:p text:style-name="P4">Right margin of stop-interval</text:p>
                </table:table-cell>
                <table:table-cell table:style-name="Table2.B3" office:value-type="string">
                  <text:p text:style-name="P4">[a2]</text:p>
                </table:table-cell>
              </table:table-row>
              <table:table-row>
                <table:table-cell table:style-name="Table2.A3" office:value-type="string">
                  <text:p text:style-name="P4">Message on stopping the calculation</text:p>
                </table:table-cell>
                <table:table-cell table:style-name="Table2.B3" office:value-type="string">
                  <text:p text:style-name="P4">Stop of calculation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Mixed </text:span></text:span><text:span text:style-name="Основной_20_шрифт_20_абзаца"><text:span text:style-name="T9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Left margin of stop-interval</text:p>
                </table:table-cell>
                <table:table-cell table:style-name="Table2.B3" office:value-type="string">
                  <text:p text:style-name="P4">[100]</text:p>
                </table:table-cell>
              </table:table-row>
              <table:table-row>
                <table:table-cell table:style-name="Table2.A3" office:value-type="string">
                  <text:p text:style-name="P4">Right margin of stop-interval</text:p>
                </table:table-cell>
                <table:table-cell table:style-name="Table2.B3" office:value-type="string">
                  <text:p text:style-name="P4">[a_max]</text:p>
                </table:table-cell>
              </table:table-row>
              <table:table-row>
                <table:table-cell table:style-name="Table2.A3" office:value-type="string">
                  <text:p text:style-name="P4">Message on stopping the calculation</text:p>
                </table:table-cell>
                <table:table-cell table:style-name="Table2.B3" office:value-type="string">
                  <text:p text:style-name="P4">Stop of calculation</text:p>
                </table:table-cell>
              </table:table-row>
            </table:table>
            <text:p text:style-name="Text_20_body"><text:span text:style-name="Основной_20_шрифт_20_абзаца"><text:span text:style-name="T6">Notes</text:span></text:span><text:span text:style-name="Основной_20_шрифт_20_абзаца"><text:span text:style-name="T2">:</text:span></text:span></text:p>
            <text:list xml:id="list8403120392464484892" text:style-name="L2">
              <text:list-item>
                <text:p text:style-name="P9"><text:span text:style-name="Основной_20_шрифт_20_абзаца"><text:span text:style-name="T2">The unit processes the </text:span></text:span><text:span text:style-name="Основной_20_шрифт_20_абзаца"><text:span text:style-name="T3">scalar </text:span></text:span><text:span text:style-name="Основной_20_шрифт_20_абзаца"><text:span text:style-name="T2">input signal.</text:span></text:span></text:p>
              </text:list-item>
              <text:list-item>
                <text:p text:style-name="P9"><text:span text:style-name="Основной_20_шрифт_20_абзаца"><text:span text:style-name="T9">Named properties are set up </text:span></text:span><text:span text:style-name="Основной_20_шрифт_20_абзаца"><text:span text:style-name="T9">as </text:span></text:span><text:span text:style-name="Основной_20_шрифт_20_абзаца"><text:span text:style-name="T4">local </text:span></text:span><text:span text:style-name="Основной_20_шрифт_20_абзаца"><text:span text:style-name="T9">variables of model (or submodel) in </text:span></text:span><text:span text:style-name="Основной_20_шрифт_20_абзаца"><text:span text:style-name="T4">Parameters </text:span></text:span><text:span text:style-name="Основной_20_шрифт_20_абзаца"><text:span text:style-name="T9">tab or as global signals of the project via </text:span></text:span><text:span text:style-name="Основной_20_шрифт_20_абзаца"><text:span text:style-name="T4">Graphics</text:span></text:span><text:span text:style-name="Основной_20_шрифт_20_абзаца"><text:span text:style-name="T9"> → </text:span></text:span><text:span text:style-name="Основной_20_шрифт_20_абзаца"><text:span text:style-name="T5">Signals</text:span></text:span><text:span text:style-name="Основной_20_шрифт_20_абзаца"><text:span text:style-name="T9"> main menu option</text:span></text:span><text:span text:style-name="Основной_20_шрифт_20_абзаца"><text:span text:style-name="T8">.</text:span></text:span></text:p>
              </text:list-item>
            </text:list>
          </table:table-cell>
          <table:covered-table-cell/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топ-расчет</dc:title>
    <meta:creation-date>2012-04-17T12:15:00Z</meta:creation-date>
    <dc:date>2012-04-25T10:04:47.94</dc:date>
    <meta:editing-cycles>15</meta:editing-cycles>
    <meta:editing-duration>PT4H28M17S</meta:editing-duration>
    <meta:document-statistic meta:table-count="2" meta:image-count="2" meta:object-count="5" meta:page-count="2" meta:paragraph-count="44" meta:word-count="208" meta:character-count="128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06.odt/Normal.dotm"/>
  </office:meta>
</office:document-meta>
</file>

<file path=Object 1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2/content.xml><?xml version="1.0" encoding="utf-8"?>
<math xmlns="http://www.w3.org/1998/Math/MathML">
  <semantics>
    <mrow>
      <msub>
        <mi>u</mi>
        <mrow>
          <mi mathvariant="italic">min</mi>
        </mrow>
      </msub>
      <mrow>
        <mo stretchy="false">(</mo>
        <mrow>
          <mi>t</mi>
        </mrow>
        <mo stretchy="false">)</mo>
      </mrow>
      <mi>,</mi>
      <mi/>
      <msub>
        <mi>u</mi>
        <mrow>
          <mi mathvariant="italic">max</mi>
        </mrow>
      </msub>
      <mrow>
        <mo stretchy="false">(</mo>
        <mrow>
          <mi>t</mi>
        </mrow>
        <mo stretchy="false">)</mo>
      </mrow>
    </mrow>
    <annotation encoding="StarMath 5.0">u_{min}(t) , ~ u_{max}(t)</annotation>
  </semantics>
</math>
</file>

<file path=Object 3/content.xml><?xml version="1.0" encoding="utf-8"?>
<math xmlns="http://www.w3.org/1998/Math/MathML">
  <semantics>
    <mrow>
      <msub>
        <mi>u</mi>
        <mi mathvariant="italic">min</mi>
      </msub>
    </mrow>
    <annotation encoding="StarMath 5.0">u_min</annotation>
  </semantics>
</math>
</file>

<file path=Object 4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6/content.xml><?xml version="1.0" encoding="utf-8"?>
<math xmlns="http://www.w3.org/1998/Math/MathML">
  <semantics>
    <mrow>
      <mrow>
        <mo stretchy="true">∥</mo>
        <mrow>
          <mtable>
            <mtr>
              <mtd>
                <mrow>
                  <mtext>if</mtext>
                  <mi/>
                  <mi>u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≥</mo>
                    <msub>
                      <mi>u</mi>
                      <mi mathvariant="italic">min</mi>
                    </msub>
                  </mrow>
                  <mi/>
                  <mtext>and</mtext>
                  <mi/>
                  <mi>u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≤</mo>
                    <msub>
                      <mi>u</mi>
                      <mi mathvariant="italic">max</mi>
                    </msub>
                  </mrow>
                  <mi>,</mi>
                </mrow>
              </mtd>
            </mtr>
            <mtr>
              <mtd>
                <mrow>
                  <mtext>then</mtext>
                  <mi/>
                  <mtext>stop</mtext>
                  <mi/>
                  <mtext>calculation</mtext>
                  <mi/>
                  <mtext>and</mtext>
                  <mi/>
                  <mtext>show</mtext>
                  <mi/>
                  <mtext>Message</mtext>
                </mrow>
              </mtd>
            </mtr>
          </mtable>
        </mrow>
      </mrow>
    </mrow>
    <annotation encoding="StarMath 5.0">left ldline stack {
alignl "if" ~ u(t) &gt;= u_min ~ "and" ~ u(t) &lt;= u_max , #
alignl "then" ~ "stop" ~ "calculation" ~"and"~ "show" ~"Message"
}
right none
</annotation>
  </semantics>
</math>
</file>